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2020aa" officeooo:paragraph-rsid="002020aa"/>
    </style:style>
    <style:style style:name="P3" style:family="paragraph" style:parent-style-name="Standard">
      <style:text-properties officeooo:rsid="001eee29" officeooo:paragraph-rsid="001e2f4a" fo:background-color="#81d41a"/>
    </style:style>
    <style:style style:name="P4" style:family="paragraph" style:parent-style-name="Standard">
      <style:text-properties officeooo:rsid="00218d44" officeooo:paragraph-rsid="00218d44"/>
    </style:style>
    <style:style style:name="P5" style:family="paragraph" style:parent-style-name="Standard">
      <style:text-properties officeooo:rsid="00218d44" officeooo:paragraph-rsid="00218d44"/>
    </style:style>
    <style:style style:name="P6" style:family="paragraph" style:parent-style-name="Standard" style:list-style-name="L1">
      <style:text-properties officeooo:rsid="00218d44" officeooo:paragraph-rsid="00218d44"/>
    </style:style>
    <style:style style:name="P7" style:family="paragraph" style:parent-style-name="Standard" style:list-style-name="L1">
      <style:text-properties officeooo:rsid="0021e4ec" officeooo:paragraph-rsid="0021e4ec"/>
    </style:style>
    <style:style style:name="P8" style:family="paragraph" style:parent-style-name="Standard" style:list-style-name="L1">
      <style:text-properties officeooo:rsid="00236204" officeooo:paragraph-rsid="00236204"/>
    </style:style>
    <style:style style:name="T1" style:family="text">
      <style:text-properties officeooo:rsid="00236204"/>
    </style:style>
    <style:style style:name="T2" style:family="text">
      <style:text-properties fo:color="#00a933" loext:opacity="100%" officeooo:rsid="00236204"/>
    </style:style>
    <style:style style:name="T3" style:family="text">
      <style:text-properties style:use-window-font-color="true" loext:opacity="0%" officeooo:rsid="00236204"/>
    </style:style>
    <style:style style:name="T4" style:family="text">
      <style:text-properties style:use-window-font-color="true" loext:opacity="0%" officeooo:rsid="00236204" fo:background-color="#00a933" loext:char-shading-value="0"/>
    </style:style>
    <style:style style:name="T5" style:family="text">
      <style:text-properties style:use-window-font-color="true" loext:opacity="0%" officeooo:rsid="00236204" fo:background-color="#00a933" loext:char-shading-value="0"/>
    </style:style>
    <style:style style:name="T6" style:family="text">
      <style:text-properties style:use-window-font-color="true" loext:opacity="0%" fo:font-weight="bold" officeooo:rsid="00236204" fo:background-color="#00a933" loext:char-shading-value="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2">I called the component table with </text:p>
      <text:p text:style-name="P2">&lt;Table /&gt;</text:p>
      <text:p text:style-name="P2"/>
      <text:p text:style-name="P4">Questions for Alex</text:p>
      <text:list xml:id="list2476034684" text:style-name="L1">
        <text:list-item>
          <text:p text:style-name="P6">1-How to import Google font to vue.js. <text:span text:style-name="T6">I could do it</text:span></text:p>
        </text:list-item>
        <text:list-item>
          <text:p text:style-name="P7">2-How to add SASS to vue.js</text:p>
        </text:list-item>
        <text:list-item>
          <text:p text:style-name="P6">2-How would be the space filter</text:p>
        </text:list-item>
        <text:list-item>
          <text:p text:style-name="P8">Why do we use includes in the filter?</text:p>
        </text:list-item>
      </text:list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1-27T10:50:43.788548576</dc:date>
    <meta:editing-duration>PT26M34S</meta:editing-duration>
    <meta:editing-cycles>5</meta:editing-cycles>
    <meta:generator>LibreOffice/7.1.7.2$Linux_X86_64 LibreOffice_project/10$Build-2</meta:generator>
    <meta:document-statistic meta:table-count="0" meta:image-count="0" meta:object-count="0" meta:page-count="1" meta:paragraph-count="7" meta:word-count="46" meta:character-count="216" meta:non-whitespace-character-count="180"/>
  </office:meta>
</office:document-meta>
</file>